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MessageHandler.TestMessageHandler( WebSocketSession s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deredMessageSendingIntegrationTests.exceedBufferSizeLimi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OrderedMessageSendingIntegration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OrderedMessageSendingIntegrationTests.createMessage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estMessageHandler.getSaved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deredMessageSendingIntegrationTests.sendAfterBlockedSend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OrderedMessageSendingIntegrationTests.exceedTimeLim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OrderedMessageSendingIntegrationTests.tearDow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MessageHandler.setMessageLatch( CountDownLatch latc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MessageHandler.handleMessage( Message &lt; ? &gt; messag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TestMessageHandler.getSavedMessag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